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425" calcext:value-type="float">
            <text:p>1650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fili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0" calcext:value-type="float">
            <text:p>165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zynski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2" calcext:value-type="float">
            <text:p>1650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26" calcext:value-type="float">
            <text:p>1650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Gronos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03" calcext:value-type="float">
            <text:p>1650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31" calcext:value-type="float">
            <text:p>1650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wiś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Brechota/ de Międzylesie</text:p>
          </table:table-cell>
          <table:table-cell office:value-type="string" calcext:value-type="string">
            <text:p>An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15" calcext:value-type="float">
            <text:p>1650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ostomus</text:p>
          </table:table-cell>
          <table:table-cell office:value-type="string" calcext:value-type="string">
            <text:p>Bartholomeus /Bu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28" calcext:value-type="float">
            <text:p>165009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R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agrodnik/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09" calcext:value-type="float">
            <text:p>165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Eva /Głowczy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Anna /Skrzet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7" calcext:value-type="float">
            <text:p>165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04" calcext:value-type="float">
            <text:p>16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de Śielec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19" calcext:value-type="float">
            <text:p>16501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115" calcext:value-type="float">
            <text:p>165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Heyducz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G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626" calcext:value-type="float">
            <text:p>1651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709" calcext:value-type="float">
            <text:p>1651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Markowski/</text:p>
          </table:table-cell>
          <table:table-cell office:value-type="string" calcext:value-type="string">
            <text:p>Dorothea /Tup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903" calcext:value-type="float">
            <text:p>1651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awe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Anna /Mi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108" calcext:value-type="float">
            <text:p>1651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04" calcext:value-type="float">
            <text:p>1651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0" calcext:value-type="float">
            <text:p>1651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7" calcext:value-type="float">
            <text:p>1651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107" calcext:value-type="float">
            <text:p>1652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idł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204" calcext:value-type="float">
            <text:p>1652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/Bun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7" calcext:value-type="float">
            <text:p>165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Walasi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8" calcext:value-type="float">
            <text:p>165203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aczmarz/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407" calcext:value-type="float">
            <text:p>1652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anus /Moyski/ de Piotrkowice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26" calcext:value-type="float">
            <text:p>1652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acobus /Niech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Pozdziech/ famulus de Paryż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30" calcext:value-type="float">
            <text:p>165205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625" calcext:value-type="float">
            <text:p>165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a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cianus /Moyski/ de Piotrkowice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721" calcext:value-type="float">
            <text:p>1652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ophi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10" calcext:value-type="float">
            <text:p>1652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Helena /Ciesli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1" calcext:value-type="float">
            <text:p>1652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 /Adam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5" calcext:value-type="float">
            <text:p>165208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000" calcext:value-type="float">
            <text:p>165200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15" calcext:value-type="float">
            <text:p>1652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22" calcext:value-type="float">
            <text:p>1652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mendicus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spar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famulus de Śielec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01" calcext:value-type="float">
            <text:p>165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łotnic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30" calcext:value-type="float">
            <text:p>16521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usann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6" calcext:value-type="float">
            <text:p>16521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/Volstinius/ rector scholae</text:p>
          </table:table-cell>
          <table:table-cell office:value-type="string" calcext:value-type="string">
            <text:p>Margareth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7" calcext:value-type="float">
            <text:p>1652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etnius/ rector scholae</text:p>
          </table:table-cell>
          <table:table-cell office:value-type="string" calcext:value-type="string">
            <text:p>Regina /Mal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9" calcext:value-type="float">
            <text:p>1652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5" calcext:value-type="float">
            <text:p>16530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6" calcext:value-type="float">
            <text:p>1653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12" calcext:value-type="float">
            <text:p>1653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Krol/ de Śielec</text:p>
          </table:table-cell>
          <table:table-cell office:value-type="string" calcext:value-type="string">
            <text:p>Margaretha /Owcz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000" calcext:value-type="float">
            <text:p>165300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224" calcext:value-type="float">
            <text:p>1653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elstinius/ rector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302" calcext:value-type="float">
            <text:p>165303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525" calcext:value-type="float">
            <text:p>1653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id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Jabłonski/</text:p>
          </table:table-cell>
          <table:table-cell office:value-type="string" calcext:value-type="string">
            <text:p>Sus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722" calcext:value-type="float">
            <text:p>1653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817" calcext:value-type="float">
            <text:p>165308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Pilenig/ rector</text:p>
          </table:table-cell>
          <table:table-cell office:value-type="string" calcext:value-type="string">
            <text:p>Anna /Zarz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911" calcext:value-type="float">
            <text:p>165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c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Anna /Rudnic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203" calcext:value-type="float">
            <text:p>165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c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Ratay/ de Dąbrowa</text:p>
          </table:table-cell>
          <table:table-cell office:value-type="string" calcext:value-type="string">
            <text:p>Regina gosci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07" calcext:value-type="float">
            <text:p>1654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Barbara /Niemci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mendicus</text:p>
          </table:table-cell>
          <table:table-cell office:value-type="string" calcext:value-type="string">
            <text:p>Reg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lorianus /Spiączczyk/</text:p>
          </table:table-cell>
          <table:table-cell office:value-type="string" calcext:value-type="string">
            <text:p>Margaretha /Drią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Sophia filia Christophori /Kroi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10" calcext:value-type="float">
            <text:p>1654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ilius rectoris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614" calcext:value-type="float">
            <text:p>1654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oikowicz/ de Juncewo</text:p>
          </table:table-cell>
          <table:table-cell office:value-type="string" calcext:value-type="string">
            <text:p>Agnes /Krol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714" calcext:value-type="float">
            <text:p>165407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812" calcext:value-type="float">
            <text:p>1654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013" calcext:value-type="float">
            <text:p>1654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121" calcext:value-type="float">
            <text:p>1654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203" calcext:value-type="float">
            <text:p>16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106" calcext:value-type="float">
            <text:p>16550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Elizabeth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Żłotnicki/</text:p>
          </table:table-cell>
          <table:table-cell office:value-type="string" calcext:value-type="string">
            <text:p>Marianna uxor ovilionis de Mini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Gregorius ovilio </text:p>
          </table:table-cell>
          <table:table-cell office:value-type="string" calcext:value-type="string">
            <text:p>Catharina de Międzylesie</text:p>
          </table:table-cell>
          <table:table-cell/>
          <table:table-cell office:value-type="string" calcext:value-type="string">
            <text:p>filium obscurorum parent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21" calcext:value-type="float">
            <text:p>165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Garbal/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331" calcext:value-type="float">
            <text:p>165503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/W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419" calcext:value-type="float">
            <text:p>1655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braxator de Piotrkowice</text:p>
          </table:table-cell>
          <table:table-cell office:value-type="string" calcext:value-type="string">
            <text:p>Elizabeth /Poż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09" calcext:value-type="float">
            <text:p>1655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ałec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1" calcext:value-type="float">
            <text:p>1655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Dorothea /Spaczczyka/ de Żn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3" calcext:value-type="float">
            <text:p>165505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Starężynek</text:p>
          </table:table-cell>
          <table:table-cell office:value-type="string" calcext:value-type="string">
            <text:p>Catharina /Hade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610" calcext:value-type="float">
            <text:p>16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ya/ de Juncewo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613" calcext:value-type="float">
            <text:p>1655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roykowicz/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926" calcext:value-type="float">
            <text:p>16550926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Gaca/</text:p>
          </table:table-cell>
          <table:table-cell office:value-type="string" calcext:value-type="string">
            <text:p>Dorothea /Draskowna/</text:p>
          </table:table-cell>
          <table:table-cell office:value-type="string" calcext:value-type="string">
            <text:p>Jacobus ovilio de Obiecanowo</text:p>
          </table:table-cell>
          <table:table-cell office:value-type="string" calcext:value-type="string">
            <text:p>Hedvigis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000" calcext:value-type="float">
            <text:p>16560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320" calcext:value-type="float">
            <text:p>1656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 /Sobiesczyk/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11" calcext:value-type="float">
            <text:p>1656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25" calcext:value-type="float">
            <text:p>165604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Piechoci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508" calcext:value-type="float">
            <text:p>1656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628" calcext:value-type="float">
            <text:p>1656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roikowicz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121" calcext:value-type="float">
            <text:p>1657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325" calcext:value-type="float">
            <text:p>1657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 de Paryż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419" calcext:value-type="float">
            <text:p>1657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Galecki/</text:p>
          </table:table-cell>
          <table:table-cell office:value-type="string" calcext:value-type="string">
            <text:p>Hedvigis /Wolska/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519" calcext:value-type="float">
            <text:p>165705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parobek</text:p>
          </table:table-cell>
          <table:table-cell office:value-type="string" calcext:value-type="string">
            <text:p>Lucia /Skot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319" calcext:value-type="float">
            <text:p>1657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us cmeto</text:p>
          </table:table-cell>
          <table:table-cell office:value-type="string" calcext:value-type="string">
            <text:p>Marianna filia ovilioni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2" calcext:value-type="float">
            <text:p>1657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aczmar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eyduk/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lbertus</text:p>
          </table:table-cell>
          <table:table-cell office:value-type="string" calcext:value-type="string">
            <text:p>Andreas /Czerekwicki/</text:p>
          </table:table-cell>
          <table:table-cell office:value-type="string" calcext:value-type="string">
            <text:p>Catharina /Kotarska/</text:p>
          </table:table-cell>
          <table:table-cell office:value-type="string" calcext:value-type="string">
            <text:p>Joannes /Padniewski/</text:p>
          </table:table-cell>
          <table:table-cell office:value-type="string" calcext:value-type="string">
            <text:p>Anna /Trzynska/ de Czerekwicz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815" calcext:value-type="float">
            <text:p>1657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Nie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egoski/ nobilis</text:p>
          </table:table-cell>
          <table:table-cell office:value-type="string" calcext:value-type="string">
            <text:p>Dorothea /Dea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Valentinus /Vałganowski/ famulus aulae illegitimate</text:p>
          </table:table-cell>
          <table:table-cell office:value-type="string" calcext:value-type="string">
            <text:p>Regina filia molendinatori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Rastor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Raysk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Gertrudis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villicu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Catharina /Curchnieska/ nobilis</text:p>
          </table:table-cell>
          <table:table-cell/>
          <table:table-cell office:value-type="string" calcext:value-type="string">
            <text:p>big long bit of polish where mother’s name should b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28" calcext:value-type="float">
            <text:p>165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Kro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71124" calcext:value-type="float">
            <text:p>16571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0" calcext:value-type="float">
            <text:p>1658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1" calcext:value-type="float">
            <text:p>16580121</text:p>
          </table:table-cell>
          <table:table-cell office:value-type="string" calcext:value-type="string">
            <text:p>Tar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awiec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202" calcext:value-type="float">
            <text:p>1658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Maśtak/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ołeski/ rector scholae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312" calcext:value-type="float">
            <text:p>1658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owals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6" calcext:value-type="float">
            <text:p>16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rol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ystophorus rector scholae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8" calcext:value-type="float">
            <text:p>165804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02" calcext:value-type="float">
            <text:p>1658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rykiź/ hortula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30" calcext:value-type="float">
            <text:p>165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4:27:10.004445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8-28T19:18:18.132131470</dc:date>
    <meta:editing-duration>P2DT13H19M22S</meta:editing-duration>
    <meta:editing-cycles>1451</meta:editing-cycles>
    <meta:document-statistic meta:table-count="1" meta:cell-count="14179" meta:object-count="0"/>
  </office:meta>
</office:document-meta>
</file>